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35cm" fo:min-width="6.734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15cm" fo:min-width="8.08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3cm" fo:min-width="6.207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29cm" fo:min-width="8.112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42cm" fo:min-width="9.73cm" style:writing-mode="lr-tb"/>
      <style:paragraph-properties style:writing-mode="lr-tb"/>
    </style:style>
    <style:style style:name="gr6" style:family="graphic" style:parent-style-name="objectwithoutfill" style:list-style-name="L1">
      <style:graphic-properties draw:stroke="solid" draw:stroke-dash="Dash" svg:stroke-width="0.051cm" svg:stroke-color="#729fcf" draw:marker-start-width="0.279cm" draw:marker-end="Arrowheads_20_2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draw:stroke="solid" draw:stroke-dash="Long_20_Dash" svg:stroke-width="0.051cm" svg:stroke-color="#729fcf" draw:marker-start-width="0.279cm" draw:marker-end="Arrowheads_20_3" draw:marker-end-width="0.381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svg:stroke-width="0.152cm" draw:marker-start-width="0.432cm" draw:marker-end="Arrowheads_20_6" draw:marker-end-width="0.533cm" draw:fill="none" draw:textarea-vertical-align="middle" fo:padding-top="0.201cm" fo:padding-bottom="0.201cm" fo:padding-left="0.326cm" fo:padding-right="0.32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69cm" fo:min-width="5.029cm" style:writing-mode="lr-tb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/>
      <style:paragraph-properties style:writing-mode="lr-tb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3.243cm" fo:min-width="7.437cm" draw:shadow-opacity="50%" loext:shadow-blur="0.353cm" style:writing-mode="lr-tb"/>
      <style:paragraph-properties style:writing-mode="lr-tb"/>
    </style:style>
    <style:style style:name="gr16" style:family="graphic" style:parent-style-name="objectwithoutfill">
      <style:graphic-properties draw:marker-start="Arrowheads_20_10" draw:marker-start-width="0.3cm" draw:marker-end="Arrowheads_20_11" draw:marker-end-width="0.3cm" draw:fill="none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 style:writing-mode="lr-tb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solid"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font-style="italic" style:font-style-asian="italic" style:font-style-complex="italic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loext:opacity="100%" style:font-name="Liberation Sans1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c9211e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7.62cm" svg:height="3.971cm" svg:x="16.557cm" svg:y="16.24cm">
          <text:p text:style-name="P1"><text:span text:style-name="T1">Tariff codes</text:span></text:p>
          <text:p text:style-name="P1"><text:span text:style-name="T2">4907.00.00.12</text:span></text:p>
          <text:p text:style-name="P1"><text:span text:style-name="T2">7118.90.00.10</text:span></text:p>
          <text:p text:style-name="P1"><text:span text:style-name="T2">exist for this purpose</text:span></text:p>
          <text:p text:style-name="P1"><text:span text:style-name="T1">(created in 2000 to support </text:span><text:span text:style-name="T2">D20-1-1</text:span><text:span text:style-name="T1">, as CCR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8.89cm" svg:height="3.175cm" svg:x="2.27cm" svg:y="9.572cm">
          <text:p text:style-name="P1"><text:span text:style-name="T1">CBSA Memo </text:span><text:span text:style-name="T2">D20-1-1</text:span><text:span text:style-name="T1"> “</text:span><text:span text:style-name="T2">currency</text:span><text:span text:style-name="T1">” redefinition</text:span></text:p>
          <text:p text:style-name="P1"><text:span text:style-name="T1">started 2001 (CCRA),</text:span></text:p>
          <text:p text:style-name="P1"><text:span text:style-name="T1">completed 2005 (CBSA)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6.985cm" svg:height="2.858cm" svg:x="18.462cm" svg:y="7.349cm">
          <text:p text:style-name="P1"><text:span text:style-name="T2">Precious Metals Bulletin</text:span></text:p>
          <text:p text:style-name="P1"><text:span text:style-name="T1">Created October 2010</text:span></text:p>
          <text:p text:style-name="P1"><text:span text:style-name="T1">to assist Nawaya (CBS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8.89cm" svg:height="2.857cm" svg:x="11.795cm" svg:y="2.588cm">
          <text:p text:style-name="P1"><text:span text:style-name="T3">2019 FCA 214</text:span></text:p>
          <text:p text:style-name="P1"><text:span text:style-name="T4">(Gleeson, 2018-</text:span><text:span text:style-name="T1">2019)</text:span></text:p>
          <text:p text:style-name="P1"><text:span text:style-name="T1">“</text:span><text:span text:style-name="T1">gold coins are </text:span><text:span text:style-name="T2">goods/not-money</text:span></text:p>
          <text:p text:style-name="P1"><text:span text:style-name="T1">because...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10.478cm" svg:height="2.54cm" svg:x="1cm" svg:y="16.557cm">
          <text:p text:style-name="P1"><text:span text:style-name="T1">United Nations, </text:span><text:span text:style-name="T5">International Merchandise Trade Statistics: Concepts and Definitions</text:span><text:span text:style-name="T1">, 199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16.24cm" svg:y1="5.445cm" svg:x2="6.715cm" svg:y2="9.572cm" draw:start-shape="id1" draw:start-glue-point="2" draw:end-shape="id2" svg:d="M16240 5445c0 3399-9525 1336-9525 4127" svg:viewBox="0 0 9526 4128">
          <text:p text:style-name="P3"><text:span text:style-name="T6">Customs Tariff</text:span></text:p>
          <text:p text:style-name="P3"><text:span text:style-name="T7">4907.00</text:span><text:span text:style-name="T8"> and </text:span><text:span text:style-name="T7">7118.90</text:span></text:p>
          <text:p text:style-name="P3"><text:span text:style-name="T6">(via UN 1998 doc ref)</text:span></text:p>
        </draw:connector>
        <draw:connector draw:style-name="gr7" draw:text-style-name="P6" draw:layer="layout" draw:type="curve" svg:x1="16.24cm" svg:y1="5.445cm" svg:x2="21.954cm" svg:y2="7.349cm" draw:start-shape="id1" draw:start-glue-point="2" draw:end-shape="id3" draw:end-glue-point="0" svg:d="M16240 5445c0 1732 5714 781 5714 1904" svg:viewBox="0 0 5715 1905">
          <text:p text:style-name="P5"><text:span text:style-name="T9">“</text:span><text:span text:style-name="T10">face value</text:span><text:span text:style-name="T9">”, “</text:span><text:span text:style-name="T10">bullion</text:span><text:span text:style-name="T9">” →</text:span></text:p>
          <text:p text:style-name="P5"><text:span text:style-name="T9">“</text:span><text:span text:style-name="T10">collector coins</text:span><text:span text:style-name="T9">” →</text:span></text:p>
          <text:p text:style-name="P5"><text:span text:style-name="T9">“</text:span><text:span text:style-name="T10">not money</text:span><text:span text:style-name="T9">”</text:span></text:p>
        </draw:connector>
        <draw:connector draw:style-name="gr8" draw:text-style-name="P6" draw:layer="layout" draw:type="curve" svg:x1="6.715cm" svg:y1="12.747cm" svg:x2="6.239cm" svg:y2="16.557cm" draw:start-shape="id2" draw:start-glue-point="2" draw:end-shape="id4" draw:end-glue-point="0" svg:d="M6715 12747c0 3162-476 1257-476 3810" svg:viewBox="0 0 477 3811">
          <text:p text:style-name="P5"><text:span text:style-name="T9">“</text:span><text:span text:style-name="T10">gold bars</text:span><text:span text:style-name="T9">” →</text:span></text:p>
          <text:p text:style-name="P5"><text:span text:style-name="T9">“</text:span><text:span text:style-name="T10">non-monetary gold</text:span><text:span text:style-name="T9">”</text:span></text:p>
        </draw:connector>
        <draw:connector draw:style-name="gr9" draw:text-style-name="P6" draw:layer="layout" draw:type="curve" svg:x1="11.478cm" svg:y1="17.827cm" svg:x2="16.557cm" svg:y2="18.225cm" draw:start-shape="id4" draw:start-glue-point="1" draw:end-shape="id5" draw:end-glue-point="3" svg:d="M11478 17827c4114 0 1575 398 5079 398" svg:viewBox="0 0 5080 399">
          <text:p text:style-name="P5"><text:span text:style-name="T9">Heading </text:span><text:span text:style-name="T10">4907.00</text:span><text:span text:style-name="T9"> and</text:span></text:p>
          <text:p text:style-name="P5"><text:span text:style-name="T9">heading </text:span><text:span text:style-name="T10">7118.90</text:span></text:p>
          <text:p text:style-name="P5"><text:span text:style-name="T9">(footnote 12 to</text:span></text:p>
          <text:p text:style-name="P5"><text:span text:style-name="T9">“</text:span><text:span text:style-name="T10">non-monetary gold</text:span><text:span text:style-name="T9">’)</text:span></text:p>
        </draw:connector>
        <draw:connector draw:style-name="gr10" draw:text-style-name="P6" draw:layer="layout" draw:type="curve" draw:line-skew="0.806cm" svg:x1="16.24cm" svg:y1="5.445cm" svg:x2="20.367cm" svg:y2="16.24cm" draw:start-shape="id1" draw:start-glue-point="2" draw:end-shape="id5" draw:end-glue-point="0" svg:d="M16240 5445c0 9609 4127 4212 4127 10795" svg:viewBox="0 0 4128 10796">
          <text:p text:style-name="P5"><text:span text:style-name="T10">4907.00.00.12</text:span><text:span text:style-name="T9"> &amp;</text:span></text:p>
          <text:p text:style-name="P5"><text:span text:style-name="T10">7118.90.00.10</text:span><text:span text:style-name="T9"> → </text:span></text:p>
          <text:p text:style-name="P5"><text:span text:style-name="T10">issued</text:span><text:span text:style-name="T9"> currency becomes “</text:span><text:span text:style-name="T10">goods</text:span><text:span text:style-name="T9">” </text:span></text:p>
        </draw:connector>
        <draw:custom-shape draw:style-name="gr11" draw:text-style-name="P8" xml:id="id6" draw:id="id6" draw:layer="layout" svg:width="5.715cm" svg:height="1.905cm" svg:x="12.747cm" svg:y="13.065cm">
          <text:p text:style-name="P7"><text:span text:style-name="T11">PCMLTFR “</text:span><text:span text:style-name="T12">cash</text:span><text:span text:style-name="T11">” definition, 20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curve" svg:x1="11.16cm" svg:y1="11.159cm" svg:x2="15.604cm" svg:y2="13.065cm" draw:start-shape="id2" draw:start-glue-point="1" draw:end-shape="id6" draw:end-glue-point="0" svg:d="M11160 11159c2963 0 4444 635 4444 1906" svg:viewBox="0 0 4445 1907">
          <text:p text:style-name="P5"><text:span text:style-name="T9">“</text:span><text:span text:style-name="T9">intended for circulation”</text:span></text:p>
        </draw:connector>
        <draw:connector draw:style-name="gr13" draw:text-style-name="P6" draw:layer="layout" draw:type="curve" svg:x1="11.16cm" svg:y1="11.159cm" svg:x2="18.462cm" svg:y2="8.778cm" draw:start-shape="id2" draw:start-glue-point="1" draw:end-shape="id3" draw:end-glue-point="3" svg:d="M11160 11159c5781 0 2130-2381 7302-2381" svg:viewBox="0 0 7303 2382">
          <text:p text:style-name="P5"><text:span text:style-name="T9">“</text:span><text:span text:style-name="T10">non-circulated</text:span><text:span text:style-name="T9">”</text:span></text:p>
        </draw:connector>
        <draw:connector draw:style-name="gr14" draw:text-style-name="P6" draw:layer="layout" draw:type="curve" svg:x1="12.747cm" svg:y1="14.017cm" svg:x2="6.715cm" svg:y2="12.747cm" draw:start-shape="id6" draw:start-glue-point="3" draw:end-shape="id2" svg:d="M12747 14017c-4022 0-6032-423-6032-1270" svg:viewBox="0 0 6033 1271">
          <text:p text:style-name="P5"><text:span text:style-name="T9">“</text:span><text:span text:style-name="T9">gold bars”</text:span></text:p>
        </draw:connector>
        <draw:custom-shape draw:style-name="gr15" draw:text-style-name="P10" draw:layer="layout" svg:width="7.937cm" svg:height="3.493cm" svg:x="1.635cm" svg:y="1.317cm">
          <text:p text:style-name="P9"><text:span text:style-name="T13">The Patrick Gleeson</text:span></text:p>
          <text:p text:style-name="P9"><text:span text:style-name="T13">Gold Coin</text:span></text:p>
          <text:p text:style-name="P9"><text:span text:style-name="T13">Money Laundering</text:span></text:p>
          <text:p text:style-name="P9"><text:span text:style-name="T13">Framework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type="curve" svg:x1="21.954cm" svg:y1="10.207cm" svg:x2="24.177cm" svg:y2="18.225cm" draw:start-shape="id3" draw:start-glue-point="2" draw:end-shape="id5" draw:end-glue-point="1" svg:d="M21954 10207c0 4830 1641 4025 2593 4822s1217 3196-370 3196" svg:viewBox="0 0 3362 8019">
          <text:p text:style-name="P5"><text:span text:style-name="T9">“</text:span><text:span text:style-name="T9">monetary report not required”</text:span></text:p>
          <text:p text:style-name="P5"><text:span text:style-name="T9">“</text:span><text:span text:style-name="T9">recommended </text:span><text:span text:style-name="T14">tariff</text:span><text:span text:style-name="T9">”</text:span><text:span text:style-name="T9"><text:line-break/></text:span><text:span text:style-name="T9">”</text:span><text:span text:style-name="T14">Scotia-Mocatta</text:span><text:span text:style-name="T9">.com is </text:span><text:span text:style-name="T10">authority</text:span><text:span text:style-name="T9">”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ee6ef" draw:end-color="#b4c7dc" draw:start-intensity="100%" draw:end-intensity="100%" draw:angle="1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dee6ef" draw:fill-gradient-name="Gradient_20_2" draw:gradient-step-count="0" draw:textarea-horizontal-align="justify" fo:padding-top="0.125cm" fo:padding-bottom="0.125cm" fo:padding-left="0.25cm" fo:padding-right="0.25cm" fo:wrap-option="wrap" draw:shadow="visible" draw:shadow-offset-x="0.203cm" draw:shadow-offset-y="0.203cm" draw:shadow-color="#808080" loext:shadow-blur="0.35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textarea-horizontal-align="center" draw:textarea-vertical-align="middle" draw:auto-grow-width="true" text:animation="none" text:animation-direction="right" text:animation-start-inside="true" text:animation-stop-inside="true"/>
      <style:text-properties fo:color="#000000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6T13:23:58.906000000</meta:creation-date>
    <dc:date>2024-08-06T23:09:15.924000000</dc:date>
    <meta:editing-duration>PT2H23M2S</meta:editing-duration>
    <meta:editing-cycles>16</meta:editing-cycles>
    <meta:generator>LibreOffice/7.5.4.2$Windows_X86_64 LibreOffice_project/36ccfdc35048b057fd9854c757a8b67ec53977b6</meta:generator>
    <meta:document-statistic meta:object-count="16"/>
  </office:meta>
</office:document-meta>
</file>